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d2a" officeooo:paragraph-rsid="00017d2a"/>
    </style:style>
    <style:style style:name="P2" style:family="paragraph" style:parent-style-name="Standard">
      <style:paragraph-properties fo:break-before="page"/>
      <style:text-properties officeooo:rsid="00017d2a" officeooo:paragraph-rsid="00017d2a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officeooo:rsid="0002039f" officeooo:paragraph-rsid="0002039f"/>
    </style:style>
    <style:style style:name="P5" style:family="paragraph" style:parent-style-name="Heading_20_1">
      <style:text-properties officeooo:paragraph-rsid="0002039f"/>
    </style:style>
    <style:style style:name="P6" style:family="paragraph" style:parent-style-name="Heading_20_2">
      <style:text-properties officeooo:paragraph-rsid="0002039f"/>
    </style:style>
    <style:style style:name="P7" style:family="paragraph" style:parent-style-name="Heading_20_1">
      <style:text-properties officeooo:rsid="0002039f" officeooo:paragraph-rsid="0002039f"/>
    </style:style>
    <style:style style:name="T1" style:family="text">
      <style:text-properties officeooo:rsid="000203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garde</text:p>
      <text:p text:style-name="P1">- noms de tout le monde</text:p>
      <text:p text:style-name="P1">- titre</text:p>
      <text:p text:style-name="P1">- logos departement info et iut</text:p>
      <text:p text:style-name="P1"/>
      <text:p text:style-name="P2"/>
      <text:p text:style-name="P2">Sommaire</text:p>
      <text:p text:style-name="P1"/>
      <text:h text:style-name="P3" text:outline-level="1">Introduction</text:h>
      <text:h text:style-name="Heading_20_2" text:outline-level="2">Groupe et choix du <text:span text:style-name="T1">sujet</text:span></text:h>
      <text:h text:style-name="P4" text:outline-level="2">Annonce du plan</text:h>
      <text:h text:style-name="P5" text:outline-level="1">Présentation de l’entreprise</text:h>
      <text:h text:style-name="Heading_20_2" text:outline-level="2">P<text:span text:style-name="T1">résentation rapide (Quentin &amp; Kheira)</text:span></text:h>
      <text:h text:style-name="P4" text:outline-level="2">Histoire (Kheira)</text:h>
      <text:h text:style-name="P4" text:outline-level="2">Œuvres (Quentin)</text:h>
      <text:h text:style-name="Heading_20_1" text:outline-level="1">Compréhension de son fonctionnement</text:h>
      <text:h text:style-name="P6" text:outline-level="2">Studios</text:h>
      <text:h text:style-name="P7" text:outline-level="1">Conclusion</text:h>
      <text:p text:style-name="P2">Tables des illustrations et figures</text:p>
      <text:p text:style-name="P1"/>
      <text:p text:style-name="P2">Sitographie</text:p>
      <text:p text:style-name="P1"/>
      <text:p text:style-name="P2">Sommaire des annexes<text:line-break/></text:p>
      <text:p text:style-name="P2">Ann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orphans="2" fo:widows="2" style:page-number="auto"/>
      <style:text-properties fo:color="#3465a4" loext:opacity="100%"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.73cm" fo:margin-top="0cm" fo:margin-bottom="0.21cm" style:contextual-spacing="false" fo:line-height="150%" fo:text-align="justify" style:justify-single-word="false" fo:orphans="2" fo:widows="2" fo:text-indent="-0.73cm" style:auto-text-indent="false" style:page-number="auto">
        <style:tab-stops/>
      </style:paragraph-properties>
      <style:text-properties fo:color="#355269" loext:opacity="100%" style:font-name="Liberation Sans1" fo:font-family="'Liberation Sans'" style:font-style-name="Bold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5983b0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top="0.247cm" fo:margin-bottom="0.212cm" style:contextual-spacing="false" fo:text-indent="0cm" style:auto-text-indent="false"/>
      <style:text-properties fo:color="#3465a4" loext:opacity="100%" style:font-name="Liberation Sans1" fo:font-family="'Liberation Sans'" style:font-style-name="Bold" style:font-family-generic="swiss" style:font-pitch="variable" fo:font-size="2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indent="0cm" style:auto-text-indent="false"/>
      <style:text-properties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4cm" fo:margin-bottom="0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7:36.902373512</meta:creation-date>
    <dc:date>2024-10-09T10:23:56.553549294</dc:date>
    <meta:editing-duration>PT5M27S</meta:editing-duration>
    <meta:editing-cycles>1</meta:editing-cycles>
    <meta:document-statistic meta:table-count="0" meta:image-count="0" meta:object-count="0" meta:page-count="8" meta:paragraph-count="19" meta:word-count="55" meta:character-count="357" meta:non-whitespace-character-count="320"/>
    <meta:generator>LibreOffice/24.8.1.2$Linux_X86_64 LibreOffice_project/480$Build-2</meta:generator>
  </office:meta>
</office:document-meta>
</file>